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3mm"/>
    </style:style>
    <style:style style:name="co3" style:family="table-column">
      <style:table-column-properties fo:break-before="auto" style:column-width="38.06mm"/>
    </style:style>
    <style:style style:name="co4" style:family="table-column">
      <style:table-column-properties fo:break-before="auto" style:column-width="30.8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8.55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/>
    <style:style style:name="ce7" style:family="table-cell" style:parent-style-name="Pivot-Tabelle_20_Kategorie" style:data-style-name="N84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-Tabelle_20_Kategorie" style:data-style-name="N84">
      <style:table-cell-properties fo:border-bottom="none" fo:border-left="2.01pt solid #000000" fo:border-right="0.99pt solid #000000" fo:border-top="none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-Tabelle_20_Wert">
      <style:table-cell-properties fo:border-bottom="none" fo:border-left="0.99pt solid #000000" fo:border-right="none" fo:border-top="none"/>
    </style:style>
    <style:style style:name="ce11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-Tabelle_20_Wert">
      <style:table-cell-properties fo:border-bottom="none" fo:border-left="none" fo:border-right="0.99pt solid #000000" fo:border-top="0.99pt solid #000000"/>
    </style:style>
    <style:style style:name="ce14" style:family="table-cell" style:parent-style-name="Pivot-Tabelle_20_Wert" style:data-style-name="N0">
      <style:table-cell-properties fo:border-bottom="none" fo:border-left="none" fo:border-right="0.99pt solid #000000" fo:border-top="none"/>
    </style:style>
    <style:style style:name="ce15" style:family="table-cell" style:parent-style-name="Pivot-Tabelle_20_Wert">
      <style:table-cell-properties fo:border-bottom="none" fo:border-left="none" fo:border-right="0.99pt solid #000000" fo:border-top="none"/>
    </style:style>
    <style:style style:name="ce16" style:family="table-cell" style:parent-style-name="Pivot-Tabelle_20_Wert" style:data-style-name="N0">
      <style:table-cell-properties fo:border-bottom="0.99pt solid #000000" fo:border-left="none" fo:border-right="0.99pt solid #000000" fo:border-top="none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47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48" style:family="table-cell" style:parent-style-name="Pivot-Tabelle_20_Titel" style:data-style-name="N84">
      <style:table-cell-properties fo:border-bottom="2.01pt solid #000000" fo:border-left="2.01pt solid #000000" fo:border-right="0.99pt solid #000000" fo:border-top="0.99pt solid #000000"/>
    </style:style>
    <style:style style:name="ce49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50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51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53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-Tabelle_20_Ergebnis" style:data-style-name="N0">
      <style:table-cell-properties fo:border-bottom="2.01pt solid #000000" fo:border-left="none" fo:border-right="0.99pt solid #000000" fo:border-top="0.99pt solid #000000"/>
    </style:style>
    <style:style style:name="ce55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57" style:family="table-cell" style:parent-style-name="Pivot-Tabelle_20_Ergebnis" style:data-style-name="N0">
      <style:table-cell-properties fo:border-bottom="none" fo:border-left="0.99pt solid #000000" fo:border-right="2.01pt solid #000000" fo:border-top="0.99pt solid #000000"/>
    </style:style>
    <style:style style:name="ce58" style:family="table-cell" style:parent-style-name="Pivot-Tabelle_20_Ergebnis" style:data-style-name="N0">
      <style:table-cell-properties fo:border-bottom="none" fo:border-left="0.99pt solid #000000" fo:border-right="2.01pt solid #000000" fo:border-top="none"/>
    </style:style>
    <style:style style:name="ce59" style:family="table-cell" style:parent-style-name="Pivot-Tabelle_20_Ergebnis" style:data-style-name="N0">
      <style:table-cell-properties fo:border-bottom="0.99pt solid #000000" fo:border-left="0.99pt solid #000000" fo:border-right="2.01pt solid #000000" fo:border-top="none"/>
    </style:style>
    <style:style style:name="ce60" style:family="table-cell" style:parent-style-name="Pivot-Tabelle_20_Ergebnis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series</text:p>
          </table:table-cell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expansion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nr_female_leaders</text:p>
          </table:table-cell>
          <table:table-cell table:style-name="ce1" office:value-type="string" calcext:value-type="string">
            <text:p>nr_male_leaders</text:p>
          </table:table-cell>
          <table:table-cell table:style-name="ce1" office:value-type="string" calcext:value-type="string">
            <text:p>Quelle</text:p>
          </table:table-cell>
          <table:table-cell office:value-type="string" calcext:value-type="string">
            <text:p>comme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AoE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7-10-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<text:span text:style-name="T1"><text:a xlink:href="https://ageofempires.fandom.com/wiki/Phoenicians" xlink:type="simple">https://ageofempires.fandom.com/wiki/Phoenicians</text:a></text:span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 </text:p>
          </table:table-cell>
          <table:table-cell table:style-name="ce1" office:value-type="string" calcext:value-type="string">
            <text:p>Rise of Rome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8-10-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a xlink:href="https://ageofempires.fandom.com/wiki/Palmyrans" xlink:type="simple">https://ageofempires.fandom.com/wiki/Palmyran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ge of Kings (original)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9-10-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<text:a xlink:href="https://ageofempires.fandom.com/wiki/Vikings#AI_player_names" xlink:type="simple">https://ageofempires.fandom.com/wiki/Viking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Conqueror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0-08-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<text:a xlink:href="https://ageofempires.fandom.com/wiki/Incas_(Age_of_Empires_II)#AI_player_names" xlink:type="simple">https://ageofempires.fandom.com/wiki/Incas_(Age_of_Empires_II)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The Forgotten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11-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<text:a xlink:href="https://ageofempires.fandom.com/wiki/Slavs#AI_player_names" xlink:type="simple">https://ageofempires.fandom.com/wiki/Slav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African Kingdoms</text:p>
          </table:table-cell>
          <table:table-cell table:style-name="ce1" office:value-type="string" calcext:value-type="string">
            <text:p>African</text:p>
          </table:table-cell>
          <table:table-cell table:style-name="ce3" office:value-type="string" calcext:value-type="string">
            <text:p>2015-11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<text:a xlink:href="https://ageofempires.fandom.com/wiki/Malians#AI_player_names" xlink:type="simple">https://ageofempires.fandom.com/wiki/Malians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</text:p>
          </table:table-cell>
          <table:table-cell table:style-name="ce1" office:value-type="string" calcext:value-type="string">
            <text:p>Rise of the Raja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16-12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<text:a xlink:href="https://ageofempires.fandom.com/wiki/Vietnamese#AI_player_names" xlink:type="simple">https://ageofempires.fandom.com/wiki/Vietnamese#AI_player_names</text:a></text:p>
          </table:table-cell>
          <table:table-cell office:value-type="string" calcext:value-type="string">
            <text:p>merged by h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oE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10-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The Warchiefs</text:p>
          </table:table-cell>
          <table:table-cell table:style-name="ce1" office:value-type="string" calcext:value-type="string">
            <text:p>Native American</text:p>
          </table:table-cell>
          <table:table-cell table:style-name="ce3" office:value-type="string" calcext:value-type="string">
            <text:p>2006-10-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oE</text:p>
          </table:table-cell>
          <table:table-cell table:style-name="ce1" office:value-type="string" calcext:value-type="string">
            <text:p>Age of Empires III</text:p>
          </table:table-cell>
          <table:table-cell table:style-name="ce1" office:value-type="string" calcext:value-type="string">
            <text:p>Asian Dynasties</text:p>
          </table:table-cell>
          <table:table-cell table:style-name="ce1" office:value-type="string" calcext:value-type="string">
            <text:p>Asian</text:p>
          </table:table-cell>
          <table:table-cell table:style-name="ce3" office:value-type="string" calcext:value-type="string">
            <text:p>2007-10-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ageofempires.fandom.com/wiki/Civilizations_(Age_of_Empires_III)" xlink:type="simple">https://ageofempires.fandom.com/wiki/Civilizations_(Age_of_Empires_III)</text:a>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</text:p>
          </table:table-cell>
          <table:table-cell table:style-name="ce1" office:value-type="string" calcext:value-type="string">
            <text:p>Civ 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1-09-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civilization.fandom.com/wiki/Category:Leaders_(Civ1)" xlink:type="simple">https://civilization.fandom.com/wiki/Category:Leaders_(Civ1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</text:p>
          </table:table-cell>
          <table:table-cell table:style-name="ce1" office:value-type="string" calcext:value-type="string">
            <text:p>Civ 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1996-02-2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civilization.fandom.com/wiki/Leaders_(Civ2)" xlink:type="simple">https://civilization.fandom.com/wiki/Leaders_(Civ2)</text:a>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iv III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1-10-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civilization.fandom.com/wiki/List_of_civilizations_in_Civ3" xlink:type="simple">https://civilization.fandom.com/wiki/List_of_civilizations_in_Civ3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Play the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2-10-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Play_the_World" xlink:type="simple">https://civilization.fandom.com/wiki/Civilization_III:_Play_the_World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II</text:p>
          </table:table-cell>
          <table:table-cell table:style-name="ce1" office:value-type="string" calcext:value-type="string">
            <text:p>Conquest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3-10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civilization.fandom.com/wiki/Civilization_III:_Conquests" xlink:type="simple">https://civilization.fandom.com/wiki/Civilization_III:_Conquests</text:a>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Civ I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5-01-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<text:a xlink:href="https://civilization.fandom.com/wiki/Civilization_IV" xlink:type="simple">https://civilization.fandom.com/wiki/Civilization_IV</text:a>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Warlord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6-07-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civilization.fandom.com/wiki/Civilization_IV:_Warlords" xlink:type="simple">https://civilization.fandom.com/wiki/Civilization_IV:_Warlords</text:a></text:p>
          </table:table-cell>
          <table:table-cell table:number-columns-repeated="21"/>
        </table:table-row>
        <table:table-row table:style-name="ro4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IV</text:p>
          </table:table-cell>
          <table:table-cell table:style-name="ce1" office:value-type="string" calcext:value-type="string">
            <text:p>Beyond the Swor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07-07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civilization.fandom.com/wiki/Civilization_IV:_Beyond_the_Sword" xlink:type="simple">https://civilization.fandom.com/wiki/Civilization_IV:_Beyond_the_Sword</text:a></text:p>
          </table:table-cell>
          <table:table-cell table:style-name="ce1" office:value-type="string" calcext:value-type="string">
            <text:p>10 new civs and 6 new leaders for old civ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Civ V original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0-09-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Gods &amp; Kings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2-06-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<text:span text:style-name="T1">Civilization and Scenario Pack: The Mongols and </text:span><text:span text:style-name="T2">Babylon DLC</text:span></text:p>
          </table:table-cell>
          <table:table-cell table:style-name="Default" office:value-type="string" calcext:value-type="string">
            <text:p>Mongolian <text:s text:c="2"/></text:p>
          </table:table-cell>
          <table:table-cell table:style-name="ce17" office:value-type="date" office:date-value="2010-10-25" calcext:value-type="date">
            <text:p>2010-10-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ttps://civilization.fandom.com/wiki/Civilizations_(Civ5)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Default" office:value-type="string" calcext:value-type="string">
            <text:p>Double Civilization and Scenario Pack: Spain and Inca</text:p>
          </table:table-cell>
          <table:table-cell table:style-name="Default" office:value-type="string" calcext:value-type="string">
            <text:p>Incan and Spanish </text:p>
          </table:table-cell>
          <table:table-cell table:style-name="ce17" office:value-type="date" office:date-value="2010-12-16" calcext:value-type="date">
            <text:p>2010-12-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ttps://civilization.fandom.com/wiki/Civilizations_(Civ5)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Default" office:value-type="string" calcext:value-type="string">
            <text:p>Civilization and Scenario Pack: Polynesia</text:p>
          </table:table-cell>
          <table:table-cell table:style-name="Default" office:value-type="string" calcext:value-type="string">
            <text:p>Polynesia</text:p>
          </table:table-cell>
          <table:table-cell table:style-name="ce17" office:value-type="date" office:date-value="2011-03-03" calcext:value-type="date">
            <text:p>2011-03-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ttps://civilization.fandom.com/wiki/Civilizations_(Civ5)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Default" office:value-type="string" calcext:value-type="string">
            <text:p>Civilization and Scenario Pack: Denmark - The Vikings</text:p>
          </table:table-cell>
          <table:table-cell table:style-name="Default" office:value-type="string" calcext:value-type="string">
            <text:p>Danish</text:p>
          </table:table-cell>
          <table:table-cell table:style-name="ce17" office:value-type="date" office:date-value="2011-05-03" calcext:value-type="date">
            <text:p>2011-05-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ttps://civilization.fandom.com/wiki/Civilizations_(Civ5)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Default" office:value-type="string" calcext:value-type="string">
            <text:p>Civilization and Scenario Pack: Korea</text:p>
          </table:table-cell>
          <table:table-cell table:style-name="Default" office:value-type="string" calcext:value-type="string">
            <text:p>Korean <text:s text:c="2"/></text:p>
          </table:table-cell>
          <table:table-cell table:style-name="ce17" office:value-type="date" office:date-value="2011-08-11" calcext:value-type="date">
            <text:p>2011-08-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ttps://civilization.fandom.com/wiki/Civilizations_(Civ5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</text:p>
          </table:table-cell>
          <table:table-cell table:style-name="ce1" office:value-type="string" calcext:value-type="string">
            <text:p>Brave New World</text:p>
          </table:table-cell>
          <table:table-cell table:style-name="ce1" office:value-type="string" calcext:value-type="string">
            <text:p>all</text:p>
          </table:table-cell>
          <table:table-cell table:style-name="ce3" office:value-type="string" calcext:value-type="string">
            <text:p>2013-07-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civilization.fandom.com/wiki/Civilizations_(Civ5)" xlink:type="simple">https://civilization.fandom.com/wiki/Civilizations_(Civ5)</text:a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<text:s/>Poland Civilization &amp; Scenario Pack</text:p>
          </table:table-cell>
          <table:table-cell office:value-type="string" calcext:value-type="string">
            <text:p>Poland</text:p>
          </table:table-cell>
          <table:table-cell table:style-name="ce7" office:value-type="date" office:date-value="2016-12-20" calcext:value-type="date">
            <text:p>2016-12-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" office:value-type="string" calcext:value-type="string">
            <text:p><text:span text:style-name="T1"><text:a xlink:href="https://civilization.fandom.com/wiki/Civilizations_(Civ5)" xlink:type="simple">https://civilization.fandom.com/wiki/Civilizations_(Civ5)</text:a></text:span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Australia Civilization &amp; Scenario Pack </text:p>
          </table:table-cell>
          <table:table-cell office:value-type="string" calcext:value-type="string">
            <text:p>Australia</text:p>
          </table:table-cell>
          <table:table-cell table:style-name="ce8" office:value-type="date" office:date-value="2017-02-23" calcext:value-type="date">
            <text:p>2017-02-23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<text:a xlink:href="https://civilization.fandom.com/wiki/Persia_and_Macedon_Civilization_%26_Scenario_Pack_(Civ6)" xlink:type="simple">Persia and Macedon Civilization &amp; Scenario Pack</text:a> 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17-03-28" calcext:value-type="date">
            <text:p>2017-03-28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Nubia Civilization &amp; Scenario Pack</text:p>
          </table:table-cell>
          <table:table-cell office:value-type="string" calcext:value-type="string">
            <text:p>Nubia</text:p>
          </table:table-cell>
          <table:table-cell table:style-name="ce8" office:value-type="date" office:date-value="2017-07-27" calcext:value-type="date">
            <text:p>2017-07-2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Khmer &amp; Indonesia Civilization &amp; Scenario Pack</text:p>
          </table:table-cell>
          <table:table-cell office:value-type="string" calcext:value-type="string">
            <text:p>Asian</text:p>
          </table:table-cell>
          <table:table-cell table:style-name="ce8" office:value-type="date" office:date-value="2017-10-19" calcext:value-type="date">
            <text:p>2017-10-19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Maya &amp; Gran Colombia Pack</text:p>
          </table:table-cell>
          <table:table-cell/>
          <table:table-cell table:style-name="ce8" office:value-type="date" office:date-value="2020-05-21" calcext:value-type="date">
            <text:p>2020-05-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Ethiopia Pack</text:p>
          </table:table-cell>
          <table:table-cell office:value-type="string" calcext:value-type="string">
            <text:p>Ethiopia</text:p>
          </table:table-cell>
          <table:table-cell table:style-name="ce8" office:value-type="date" office:date-value="2020-07-23" calcext:value-type="date">
            <text:p>2020-07-23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Default" office:value-type="string" calcext:value-type="string">
            <text:p>Byzantium &amp; Gaul Pack</text:p>
          </table:table-cell>
          <table:table-cell office:value-type="string" calcext:value-type="string">
            <text:p>all</text:p>
          </table:table-cell>
          <table:table-cell table:style-name="ce8" office:value-type="date" office:date-value="2020-09-24" calcext:value-type="date">
            <text:p>2020-09-24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Civ VI original</text:p>
          </table:table-cell>
          <table:table-cell table:style-name="ce1" office:value-type="string" calcext:value-type="string">
            <text:p>all</text:p>
          </table:table-cell>
          <table:table-cell table:style-name="ce8" office:value-type="string" calcext:value-type="string">
            <text:p>2016-10-2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Rise and Fall</text:p>
          </table:table-cell>
          <table:table-cell table:style-name="ce1" office:value-type="string" calcext:value-type="string">
            <text:p>all</text:p>
          </table:table-cell>
          <table:table-cell table:style-name="ce8" office:value-type="string" calcext:value-type="string">
            <text:p>2018-02-08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iv</text:p>
          </table:table-cell>
          <table:table-cell table:style-name="ce1" office:value-type="string" calcext:value-type="string">
            <text:p>Civilizations VI</text:p>
          </table:table-cell>
          <table:table-cell table:style-name="ce1" office:value-type="string" calcext:value-type="string">
            <text:p>Gathering Storm</text:p>
          </table:table-cell>
          <table:table-cell table:style-name="ce1" office:value-type="string" calcext:value-type="string">
            <text:p>all</text:p>
          </table:table-cell>
          <table:table-cell table:style-name="ce8" office:value-type="string" calcext:value-type="string">
            <text:p>2019-02-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civilization.fandom.com/wiki/Civilizations_(Civ6" xlink:type="simple">https://civilization.fandom.com/wiki/Civilizations_(Civ6</text:a>)</text:p>
          </table:table-cell>
          <table:table-cell table:number-columns-repeated="21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2"/>
        </table:table-row>
        <table:table-row table:style-name="ro2" table:number-rows-repeated="924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Tabelle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row table:style-name="ro6">
          <table:table-cell office:value-type="string" calcext:value-type="string">
            <text:p>game</text:p>
          </table:table-cell>
          <table:table-cell office:value-type="string" calcext:value-type="string">
            <text:p>expansion</text:p>
          </table:table-cell>
          <table:table-cell table:style-name="Default" office:value-type="string" calcext:value-type="string">
            <text:p>release_date</text:p>
          </table:table-cell>
          <table:table-cell table:style-name="ce45" office:value-type="string" calcext:value-type="string">
            <text:p>Civilization </text:p>
          </table:table-cell>
          <table:table-cell table:style-name="ce45" office:value-type="string" calcext:value-type="string">
            <text:p>Leader(s) </text:p>
          </table:table-cell>
          <table:table-cell table:style-name="ce45" office:value-type="string" calcext:value-type="string">
            <text:p>gender</text:p>
          </table:table-cell>
          <table:table-cell table:style-name="ce45" office:value-type="string" calcext:value-type="string">
            <text:p>Civilization Ability </text:p>
          </table:table-cell>
          <table:table-cell table:style-name="ce45" office:value-type="string" calcext:value-type="string">
            <text:p>Unique Unit </text:p>
          </table:table-cell>
          <table:table-cell table:style-name="ce45" office:value-type="string" calcext:value-type="string">
            <text:p>Unique Infrastructure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American_(Civ6)" xlink:type="simple">American</text:a> </text:p>
          </table:table-cell>
          <table:table-cell office:value-type="string" calcext:value-type="string">
            <text:p><text:a xlink:href="https://civilization.fandom.com/wiki/Teddy_Roosevelt_(Civ6)" xlink:type="simple"> </text:a> <text:a xlink:href="https://civilization.fandom.com/wiki/Teddy_Roosevelt_(Civ6)" xlink:type="simple">Teddy Roosevelt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Founding Fathers </text:p>
          </table:table-cell>
          <table:table-cell office:value-type="string" calcext:value-type="string">
            <text:p><text:a xlink:href="https://civilization.fandom.com/wiki/P-51_Mustang_(Civ6)" xlink:type="simple">P-51 Mustang</text:a> </text:p>
          </table:table-cell>
          <table:table-cell office:value-type="string" calcext:value-type="string">
            <text:p><text:a xlink:href="https://civilization.fandom.com/wiki/Film_Studio_(Civ6)" xlink:type="simple">Film Studio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Arabian_(Civ6)" xlink:type="simple">Arabian</text:a> </text:p>
          </table:table-cell>
          <table:table-cell office:value-type="string" calcext:value-type="string">
            <text:p><text:a xlink:href="https://civilization.fandom.com/wiki/Saladin_(Civ6)" xlink:type="simple"> </text:a> <text:a xlink:href="https://civilization.fandom.com/wiki/Saladin_(Civ6)" xlink:type="simple">Saladin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he Last Prophet </text:p>
          </table:table-cell>
          <table:table-cell office:value-type="string" calcext:value-type="string">
            <text:p><text:a xlink:href="https://civilization.fandom.com/wiki/Mamluk_(Civ6)" xlink:type="simple">Mamluk</text:a> </text:p>
          </table:table-cell>
          <table:table-cell office:value-type="string" calcext:value-type="string">
            <text:p><text:a xlink:href="https://civilization.fandom.com/wiki/Madrasa_(Civ6)" xlink:type="simple">Madrasa</text:a> 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ustralia Civilization &amp; Scenario Pack </text:p>
          </table:table-cell>
          <table:table-cell table:style-name="ce17" office:value-type="date" office:date-value="2017-02-23" calcext:value-type="date">
            <text:p>2017-02-23</text:p>
          </table:table-cell>
          <table:table-cell office:value-type="string" calcext:value-type="string">
            <text:p><text:a xlink:href="https://civilization.fandom.com/wiki/Australian_(Civ6)" xlink:type="simple">Australian</text:a><text:a xlink:href="https://civilization.fandom.com/wiki/Civilizations_(Civ6)?action=edit&amp;section=1#cite_note-:2-0" xlink:type="simple">[1]</text:a> </text:p>
          </table:table-cell>
          <table:table-cell office:value-type="string" calcext:value-type="string">
            <text:p><text:a xlink:href="https://civilization.fandom.com/wiki/John_Curtin_(Civ6)" xlink:type="simple"> </text:a> <text:a xlink:href="https://civilization.fandom.com/wiki/John_Curtin_(Civ6)" xlink:type="simple">John Curtin</text:a><text:a xlink:href="https://civilization.fandom.com/wiki/Civilizations_(Civ6)?action=edit&amp;section=1#cite_note-:2-0" xlink:type="simple">[1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Land Down Under </text:p>
          </table:table-cell>
          <table:table-cell office:value-type="string" calcext:value-type="string">
            <text:p><text:a xlink:href="https://civilization.fandom.com/wiki/Digger_(Civ6)" xlink:type="simple">Digger</text:a> </text:p>
          </table:table-cell>
          <table:table-cell office:value-type="string" calcext:value-type="string">
            <text:p><text:a xlink:href="https://civilization.fandom.com/wiki/Outback_Station_(Civ6)" xlink:type="simple">Outback Station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Aztec_(Civ6)" xlink:type="simple">Aztec</text:a><text:a xlink:href="https://civilization.fandom.com/wiki/Civilizations_(Civ6)?action=edit&amp;section=1#cite_note-:0-1" xlink:type="simple">[2]</text:a> </text:p>
          </table:table-cell>
          <table:table-cell office:value-type="string" calcext:value-type="string">
            <text:p><text:a xlink:href="https://civilization.fandom.com/wiki/Montezuma_(Civ6)" xlink:type="simple"> </text:a> <text:a xlink:href="https://civilization.fandom.com/wiki/Montezuma_(Civ6)" xlink:type="simple">Montezuma</text:a><text:a xlink:href="https://civilization.fandom.com/wiki/Civilizations_(Civ6)?action=edit&amp;section=1#cite_note-:0-1" xlink:type="simple">[2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Legend of the Five Suns </text:p>
          </table:table-cell>
          <table:table-cell office:value-type="string" calcext:value-type="string">
            <text:p><text:a xlink:href="https://civilization.fandom.com/wiki/Eagle_Warrior_(Civ6)" xlink:type="simple">Eagle Warrior</text:a> </text:p>
          </table:table-cell>
          <table:table-cell office:value-type="string" calcext:value-type="string">
            <text:p><text:a xlink:href="https://civilization.fandom.com/wiki/Tlachtli_(Civ6)" xlink:type="simple">Tlachtli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Brazilian_(Civ6)" xlink:type="simple">Brazilian</text:a> </text:p>
          </table:table-cell>
          <table:table-cell office:value-type="string" calcext:value-type="string" table:number-columns-spanned="1" table:number-rows-spanned="2">
            <text:p><text:a xlink:href="https://civilization.fandom.com/wiki/Pedro_II_(Civ6)" xlink:type="simple"> </text:a> <text:a xlink:href="https://civilization.fandom.com/wiki/Pedro_II_(Civ6)" xlink:type="simple">Pedro II</text:a> </text:p>
          </table:table-cell>
          <table:table-cell office:value-type="string" calcext:value-type="string">
            <text:p>m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Amazon </text:p>
          </table:table-cell>
          <table:table-cell office:value-type="string" calcext:value-type="string" table:number-columns-spanned="1" table:number-rows-spanned="2">
            <text:p><text:a xlink:href="https://civilization.fandom.com/wiki/Minas_Geraes_(Civ6)" xlink:type="simple">Minas Geraes</text:a> </text:p>
          </table:table-cell>
          <table:table-cell office:value-type="string" calcext:value-type="string">
            <text:p><text:a xlink:href="https://civilization.fandom.com/wiki/Street_Carnival_(Civ6)" xlink:type="simple">Street Carnival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covered-table-cell table:number-columns-repeated="2" table:style-name="Default"/>
          <table:table-cell table:style-name="Default" office:value-type="string" calcext:value-type="string">
            <text:p>m</text:p>
          </table:table-cell>
          <table:covered-table-cell table:number-columns-repeated="2" table:style-name="Default"/>
          <table:table-cell office:value-type="string" calcext:value-type="string">
            <text:p><text:a xlink:href="https://civilization.fandom.com/wiki/Copacabana_(Civ6)" xlink:type="simple">Copacabana</text:a> <text:a xlink:href="https://civilization.fandom.com/wiki/Civilization_VI:_Rise_and_Fall" xlink:type="simple"> 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Byzantium &amp; Gaul Pack</text:p>
          </table:table-cell>
          <table:table-cell table:style-name="ce17" office:value-type="date" office:date-value="2020-09-24" calcext:value-type="date">
            <text:p>2020-09-24</text:p>
          </table:table-cell>
          <table:table-cell office:value-type="string" calcext:value-type="string">
            <text:p><text:a xlink:href="https://civilization.fandom.com/wiki/Byzantine_(Civ6)" xlink:type="simple">Byzantine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<text:a xlink:href="https://civilization.fandom.com/wiki/Basil_II_(Civ6)" xlink:type="simple"> </text:a> <text:a xlink:href="https://civilization.fandom.com/wiki/Basil_II_(Civ6)" xlink:type="simple">Basil II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axis </text:p>
          </table:table-cell>
          <table:table-cell office:value-type="string" calcext:value-type="string">
            <text:p><text:a xlink:href="https://civilization.fandom.com/wiki/Dromon_(Civ6)" xlink:type="simple">Dromon</text:a> </text:p>
          </table:table-cell>
          <table:table-cell office:value-type="string" calcext:value-type="string">
            <text:p><text:a xlink:href="https://civilization.fandom.com/wiki/Hippodrome_(Civ6)" xlink:type="simple">Hippodrome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Canadian_(Civ6)" xlink:type="simple">Canad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Wilfrid_Laurier_(Civ6)" xlink:type="simple"> </text:a> <text:a xlink:href="https://civilization.fandom.com/wiki/Wilfrid_Laurier_(Civ6)" xlink:type="simple">Wilfrid Laurier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Four Faces of Peace </text:p>
          </table:table-cell>
          <table:table-cell office:value-type="string" calcext:value-type="string">
            <text:p><text:a xlink:href="https://civilization.fandom.com/wiki/Mountie_(Civ6)" xlink:type="simple">Mountie</text:a> </text:p>
          </table:table-cell>
          <table:table-cell office:value-type="string" calcext:value-type="string">
            <text:p><text:a xlink:href="https://civilization.fandom.com/wiki/Ice_Hockey_Rink_(Civ6)" xlink:type="simple">Ice Hockey Rink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Chinese_(Civ6)" xlink:type="simple">Chinese</text:a> </text:p>
          </table:table-cell>
          <table:table-cell office:value-type="string" calcext:value-type="string">
            <text:p><text:a xlink:href="https://civilization.fandom.com/wiki/Qin_Shi_Huang_(Civ6)" xlink:type="simple"> </text:a> <text:a xlink:href="https://civilization.fandom.com/wiki/Qin_Shi_Huang_(Civ6)" xlink:type="simple">Qin Shi Huang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Dynastic Cycle </text:p>
          </table:table-cell>
          <table:table-cell office:value-type="string" calcext:value-type="string">
            <text:p><text:a xlink:href="https://civilization.fandom.com/wiki/Crouching_Tiger_(Civ6)" xlink:type="simple">Crouching Tiger</text:a> </text:p>
          </table:table-cell>
          <table:table-cell office:value-type="string" calcext:value-type="string">
            <text:p><text:a xlink:href="https://civilization.fandom.com/wiki/Great_Wall_(Civ6)" xlink:type="simple">Great Wall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Cree_(Civ6)" xlink:type="simple">Cree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Poundmaker_(Civ6)" xlink:type="simple"> </text:a> <text:a xlink:href="https://civilization.fandom.com/wiki/Poundmaker_(Civ6)" xlink:type="simple">Poundmaker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Nîhithaw </text:p>
          </table:table-cell>
          <table:table-cell office:value-type="string" calcext:value-type="string">
            <text:p><text:a xlink:href="https://civilization.fandom.com/wiki/Okihtcitaw_(Civ6)" xlink:type="simple">Okihtcitaw</text:a> </text:p>
          </table:table-cell>
          <table:table-cell office:value-type="string" calcext:value-type="string">
            <text:p><text:a xlink:href="https://civilization.fandom.com/wiki/Mekewap_(Civ6)" xlink:type="simple">Mekewap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Dutch_(Civ6)" xlink:type="simple">Dutch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Wilhelmina_(Civ6)" xlink:type="simple"> </text:a> <text:a xlink:href="https://civilization.fandom.com/wiki/Wilhelmina_(Civ6)" xlink:type="simple">Wilhelmina</text:a> <text:a xlink:href="https://civilization.fandom.com/wiki/Civilization_VI:_Rise_and_Fall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ote Rivieren </text:p>
          </table:table-cell>
          <table:table-cell office:value-type="string" calcext:value-type="string">
            <text:p><text:a xlink:href="https://civilization.fandom.com/wiki/De_Zeven_Provinciën_(Civ6)" xlink:type="simple">De Zeven Provinciën</text:a> </text:p>
          </table:table-cell>
          <table:table-cell office:value-type="string" calcext:value-type="string">
            <text:p><text:a xlink:href="https://civilization.fandom.com/wiki/Polder_(Civ6)" xlink:type="simple">Polder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Egyptian_(Civ6)" xlink:type="simple">Egyptian</text:a> </text:p>
          </table:table-cell>
          <table:table-cell office:value-type="string" calcext:value-type="string">
            <text:p><text:a xlink:href="https://civilization.fandom.com/wiki/Cleopatra_(Civ6)" xlink:type="simple"> </text:a> <text:a xlink:href="https://civilization.fandom.com/wiki/Cleopatra_(Civ6)" xlink:type="simple">Cleopatra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Iteru </text:p>
          </table:table-cell>
          <table:table-cell office:value-type="string" calcext:value-type="string">
            <text:p><text:a xlink:href="https://civilization.fandom.com/wiki/Maryannu_Chariot_Archer_(Civ6)" xlink:type="simple">Maryannu Chariot Archer</text:a> </text:p>
          </table:table-cell>
          <table:table-cell office:value-type="string" calcext:value-type="string">
            <text:p><text:a xlink:href="https://civilization.fandom.com/wiki/Sphinx_(Civ6)" xlink:type="simple">Sphinx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 table:number-columns-spanned="1" table:number-rows-spanned="2">
            <text:p><text:a xlink:href="https://civilization.fandom.com/wiki/English_(Civ6)" xlink:type="simple">English</text:a><text:a xlink:href="https://civilization.fandom.com/wiki/Civilizations_(Civ6)?action=edit&amp;section=1#cite_note-3" xlink:type="simple">[4]</text:a> </text:p>
          </table:table-cell>
          <table:table-cell office:value-type="string" calcext:value-type="string">
            <text:p><text:a xlink:href="https://civilization.fandom.com/wiki/Victoria_(Civ6)" xlink:type="simple"> </text:a> <text:a xlink:href="https://civilization.fandom.com/wiki/Victoria_(Civ6)" xlink:type="simple">Victoria</text:a> </text:p>
          </table:table-cell>
          <table:table-cell office:value-type="string" calcext:value-type="string">
            <text:p>f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</text:p>
          </table:table-cell>
          <table:table-cell office:value-type="string" calcext:value-type="string" table:number-columns-spanned="1" table:number-rows-spanned="2">
            <text:p><text:a xlink:href="https://civilization.fandom.com/wiki/Sea_Dog_(Civ6)" xlink:type="simple">Sea Dog</text:a> </text:p>
          </table:table-cell>
          <table:table-cell office:value-type="string" calcext:value-type="string" table:number-columns-spanned="1" table:number-rows-spanned="2">
            <text:p><text:a xlink:href="https://civilization.fandom.com/wiki/Royal_Navy_Dockyard_(Civ6)" xlink:type="simple">Royal Navy Dockyard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covered-table-cell table:style-name="Default"/>
          <table:table-cell office:value-type="string" calcext:value-type="string">
            <text:p><text:a xlink:href="https://civilization.fandom.com/wiki/Eleanor_of_Aquitaine_(Civ6)" xlink:type="simple"> </text:a> <text:a xlink:href="https://civilization.fandom.com/wiki/Eleanor_of_Aquitaine_(Civ6)" xlink:type="simple">Eleanor of Aquitaine</text:a><text:a xlink:href="https://civilization.fandom.com/wiki/Civilizations_(Civ6)?action=edit&amp;section=1#cite_note-:6-4" xlink:type="simple">[5]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covered-table-cell table:number-columns-repeated="3" table:style-name="Default"/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Ethiopia Pack</text:p>
          </table:table-cell>
          <table:table-cell table:style-name="ce17" office:value-type="date" office:date-value="2020-07-23" calcext:value-type="date">
            <text:p>2020-07-23</text:p>
          </table:table-cell>
          <table:table-cell office:value-type="string" calcext:value-type="string">
            <text:p><text:a xlink:href="https://civilization.fandom.com/wiki/Ethiopian_(Civ6)" xlink:type="simple">Ethiopian</text:a><text:a xlink:href="https://civilization.fandom.com/wiki/Civilizations_(Civ6)?action=edit&amp;section=1#cite_note-:10-5" xlink:type="simple">[6]</text:a> </text:p>
          </table:table-cell>
          <table:table-cell office:value-type="string" calcext:value-type="string">
            <text:p><text:a xlink:href="https://civilization.fandom.com/wiki/Menelik_II_(Civ6)" xlink:type="simple"> </text:a> <text:a xlink:href="https://civilization.fandom.com/wiki/Menelik_II_(Civ6)" xlink:type="simple">Menelik II</text:a><text:a xlink:href="https://civilization.fandom.com/wiki/Civilizations_(Civ6)?action=edit&amp;section=1#cite_note-:10-5" xlink:type="simple">[6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Aksumite Legacy </text:p>
          </table:table-cell>
          <table:table-cell office:value-type="string" calcext:value-type="string">
            <text:p><text:a xlink:href="https://civilization.fandom.com/wiki/Oromo_Cavalry_(Civ6)" xlink:type="simple">Oromo Cavalry</text:a> </text:p>
          </table:table-cell>
          <table:table-cell office:value-type="string" calcext:value-type="string">
            <text:p><text:a xlink:href="https://civilization.fandom.com/wiki/Rock-Hewn_Church_(Civ6)" xlink:type="simple">Rock-Hewn Church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French_(Civ6)" xlink:type="simple">French</text:a> </text:p>
          </table:table-cell>
          <table:table-cell office:value-type="string" calcext:value-type="string">
            <text:p><text:a xlink:href="https://civilization.fandom.com/wiki/Catherine_de_Medici_(Civ6)" xlink:type="simple"> </text:a> <text:a xlink:href="https://civilization.fandom.com/wiki/Catherine_de_Medici_(Civ6)" xlink:type="simple">Catherine de Medici</text:a> </text:p>
          </table:table-cell>
          <table:table-cell office:value-type="string" calcext:value-type="string">
            <text:p>f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Grand Tour </text:p>
          </table:table-cell>
          <table:table-cell office:value-type="string" calcext:value-type="string" table:number-columns-spanned="1" table:number-rows-spanned="2">
            <text:p><text:a xlink:href="https://civilization.fandom.com/wiki/Garde_Impériale_(Civ6)" xlink:type="simple">Garde Impériale</text:a> </text:p>
          </table:table-cell>
          <table:table-cell office:value-type="string" calcext:value-type="string" table:number-columns-spanned="1" table:number-rows-spanned="2">
            <text:p><text:a xlink:href="https://civilization.fandom.com/wiki/Château_(Civ6)" xlink:type="simple">Château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covered-table-cell table:style-name="Default"/>
          <table:table-cell office:value-type="string" calcext:value-type="string">
            <text:p><text:a xlink:href="https://civilization.fandom.com/wiki/Eleanor_of_Aquitaine_(French)_(Civ6)" xlink:type="simple"> </text:a> <text:a xlink:href="https://civilization.fandom.com/wiki/Eleanor_of_Aquitaine_(French)_(Civ6)" xlink:type="simple">Eleanor of Aquitaine (French)</text:a><text:a xlink:href="https://civilization.fandom.com/wiki/Civilizations_(Civ6)?action=edit&amp;section=1#cite_note-:6-4" xlink:type="simple">[5]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covered-table-cell table:number-columns-repeated="3" table:style-name="Default"/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Byzantium &amp; Gaul Pack</text:p>
          </table:table-cell>
          <table:table-cell table:style-name="ce17" office:value-type="date" office:date-value="2020-09-24" calcext:value-type="date">
            <text:p>2020-09-24</text:p>
          </table:table-cell>
          <table:table-cell office:value-type="string" calcext:value-type="string">
            <text:p><text:a xlink:href="https://civilization.fandom.com/wiki/Gaulish_(Civ6)" xlink:type="simple">Gallic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<text:a xlink:href="https://civilization.fandom.com/wiki/Ambiorix_(Civ6)" xlink:type="simple"> </text:a> <text:a xlink:href="https://civilization.fandom.com/wiki/Ambiorix_(Civ6)" xlink:type="simple">Ambiorix</text:a><text:a xlink:href="https://civilization.fandom.com/wiki/Civilizations_(Civ6)?action=edit&amp;section=1#cite_note-:11-2" xlink:type="simple">[3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Hallstatt Culture </text:p>
          </table:table-cell>
          <table:table-cell office:value-type="string" calcext:value-type="string">
            <text:p><text:a xlink:href="https://civilization.fandom.com/wiki/Gaesatae_(Civ6)" xlink:type="simple">Gaesatae</text:a> </text:p>
          </table:table-cell>
          <table:table-cell office:value-type="string" calcext:value-type="string">
            <text:p><text:a xlink:href="https://civilization.fandom.com/wiki/Oppidum_(Civ6)" xlink:type="simple">Oppidum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Georgian_(Civ6)" xlink:type="simple">Georgian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Tamar_(Civ6)" xlink:type="simple"> </text:a> <text:a xlink:href="https://civilization.fandom.com/wiki/Tamar_(Civ6)" xlink:type="simple">Tamar</text:a> <text:a xlink:href="https://civilization.fandom.com/wiki/Civilization_VI:_Rise_and_Fall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trength in Unity </text:p>
          </table:table-cell>
          <table:table-cell office:value-type="string" calcext:value-type="string">
            <text:p><text:a xlink:href="https://civilization.fandom.com/wiki/Khevsur_(Civ6)" xlink:type="simple">Khevsur</text:a> </text:p>
          </table:table-cell>
          <table:table-cell office:value-type="string" calcext:value-type="string">
            <text:p><text:a xlink:href="https://civilization.fandom.com/wiki/Tsikhe_(Civ6)" xlink:type="simple">Tsikhe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German_(Civ6)" xlink:type="simple">German</text:a> </text:p>
          </table:table-cell>
          <table:table-cell office:value-type="string" calcext:value-type="string">
            <text:p><text:a xlink:href="https://civilization.fandom.com/wiki/Frederick_Barbarossa_(Civ6)" xlink:type="simple"> </text:a> <text:a xlink:href="https://civilization.fandom.com/wiki/Frederick_Barbarossa_(Civ6)" xlink:type="simple">Frederick Barbarossa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Free Imperial Cities </text:p>
          </table:table-cell>
          <table:table-cell office:value-type="string" calcext:value-type="string">
            <text:p><text:a xlink:href="https://civilization.fandom.com/wiki/U-Boat_(Civ6)" xlink:type="simple">U-Boat</text:a> </text:p>
          </table:table-cell>
          <table:table-cell office:value-type="string" calcext:value-type="string">
            <text:p><text:a xlink:href="https://civilization.fandom.com/wiki/Hansa_(Civ6)" xlink:type="simple">Hansa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Maya &amp; Gran Colombia Pack</text:p>
          </table:table-cell>
          <table:table-cell table:style-name="ce17" office:value-type="date" office:date-value="2020-05-21" calcext:value-type="date">
            <text:p>2020-05-21</text:p>
          </table:table-cell>
          <table:table-cell office:value-type="string" calcext:value-type="string">
            <text:p><text:a xlink:href="https://civilization.fandom.com/wiki/Gran_Colombian_(Civ6)" xlink:type="simple">Gran Colombian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<text:a xlink:href="https://civilization.fandom.com/wiki/Simón_Bolívar_(Civ6)" xlink:type="simple"> </text:a> <text:a xlink:href="https://civilization.fandom.com/wiki/Simón_Bolívar_(Civ6)" xlink:type="simple">Simón Bolívar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Ejército Patriota </text:p>
          </table:table-cell>
          <table:table-cell office:value-type="string" calcext:value-type="string">
            <text:p><text:a xlink:href="https://civilization.fandom.com/wiki/Llanero_(Civ6)" xlink:type="simple">Llanero</text:a> </text:p>
          </table:table-cell>
          <table:table-cell office:value-type="string" calcext:value-type="string">
            <text:p><text:a xlink:href="https://civilization.fandom.com/wiki/Hacienda_(Civ6)" xlink:type="simple">Hacienda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Greek_(Civ6)" xlink:type="simple">Greek</text:a> </text:p>
          </table:table-cell>
          <table:table-cell office:value-type="string" calcext:value-type="string">
            <text:p><text:a xlink:href="https://civilization.fandom.com/wiki/Pericles_(Civ6)" xlink:type="simple"> </text:a> <text:a xlink:href="https://civilization.fandom.com/wiki/Pericles_(Civ6)" xlink:type="simple">Pericles</text:a> </text:p>
          </table:table-cell>
          <table:table-cell office:value-type="string" calcext:value-type="string">
            <text:p>m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Plato's Republic </text:p>
          </table:table-cell>
          <table:table-cell office:value-type="string" calcext:value-type="string" table:number-columns-spanned="1" table:number-rows-spanned="2">
            <text:p><text:a xlink:href="https://civilization.fandom.com/wiki/Hoplite_(Civ6)" xlink:type="simple">Hoplite</text:a> </text:p>
          </table:table-cell>
          <table:table-cell office:value-type="string" calcext:value-type="string" table:number-columns-spanned="1" table:number-rows-spanned="2">
            <text:p><text:a xlink:href="https://civilization.fandom.com/wiki/Acropolis_(Civ6)" xlink:type="simple">Acropolis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covered-table-cell table:style-name="Default"/>
          <table:table-cell office:value-type="string" calcext:value-type="string">
            <text:p><text:a xlink:href="https://civilization.fandom.com/wiki/Gorgo_(Civ6)" xlink:type="simple"> </text:a> <text:a xlink:href="https://civilization.fandom.com/wiki/Gorgo_(Civ6)" xlink:type="simple">Gorgo</text:a> </text:p>
          </table:table-cell>
          <table:table-cell office:value-type="string" calcext:value-type="string">
            <text:p>f</text:p>
          </table:table-cell>
          <table:covered-table-cell table:number-columns-repeated="3" table:style-name="Default"/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Hungarian_(Civ6)" xlink:type="simple">Hungar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Matthias_Corvinus_(Civ6)" xlink:type="simple"> </text:a> <text:a xlink:href="https://civilization.fandom.com/wiki/Matthias_Corvinus_(Civ6)" xlink:type="simple">Matthias Corvinus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Pearl of the Danube </text:p>
          </table:table-cell>
          <table:table-cell office:value-type="string" calcext:value-type="string">
            <text:p><text:a xlink:href="https://civilization.fandom.com/wiki/Huszár_(Civ6)" xlink:type="simple">Huszár</text:a> </text:p>
          </table:table-cell>
          <table:table-cell office:value-type="string" calcext:value-type="string">
            <text:p><text:a xlink:href="https://civilization.fandom.com/wiki/Thermal_Bath_(Civ6)" xlink:type="simple">Thermal Bath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Incan_(Civ6)" xlink:type="simple">Inc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Pachacuti_(Civ6)" xlink:type="simple"> </text:a> <text:a xlink:href="https://civilization.fandom.com/wiki/Pachacuti_(Civ6)" xlink:type="simple">Pachacuti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it'a </text:p>
          </table:table-cell>
          <table:table-cell office:value-type="string" calcext:value-type="string">
            <text:p><text:a xlink:href="https://civilization.fandom.com/wiki/Warak%27aq_(Civ6)" xlink:type="simple">Warak'aq</text:a> </text:p>
          </table:table-cell>
          <table:table-cell office:value-type="string" calcext:value-type="string">
            <text:p><text:a xlink:href="https://civilization.fandom.com/wiki/Terrace_Farm_(Civ6)" xlink:type="simple">Terrace Farm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 table:number-columns-spanned="1" table:number-rows-spanned="2">
            <text:p><text:a xlink:href="https://civilization.fandom.com/wiki/Indian_(Civ6)" xlink:type="simple">Indian</text:a> </text:p>
          </table:table-cell>
          <table:table-cell office:value-type="string" calcext:value-type="string">
            <text:p><text:a xlink:href="https://civilization.fandom.com/wiki/Gandhi_(Civ6)" xlink:type="simple"> </text:a> <text:a xlink:href="https://civilization.fandom.com/wiki/Gandhi_(Civ6)" xlink:type="simple">Gandhi</text:a> </text:p>
          </table:table-cell>
          <table:table-cell office:value-type="string" calcext:value-type="string">
            <text:p>m</text:p>
          </table:table-cell>
          <table:table-cell office:value-type="string" calcext:value-type="string" table:number-columns-spanned="1" table:number-rows-spanned="2">
            <text:p> [<text:a xlink:href="https://civilization.fandom.com/wiki/Civilizations_(Civ6)?action=edit&amp;section=1#" xlink:type="simple">Expand</text:a>] Dharma </text:p>
          </table:table-cell>
          <table:table-cell office:value-type="string" calcext:value-type="string" table:number-columns-spanned="1" table:number-rows-spanned="2">
            <text:p><text:a xlink:href="https://civilization.fandom.com/wiki/Varu_(Civ6)" xlink:type="simple">Varu</text:a> </text:p>
          </table:table-cell>
          <table:table-cell office:value-type="string" calcext:value-type="string" table:number-columns-spanned="1" table:number-rows-spanned="2">
            <text:p><text:a xlink:href="https://civilization.fandom.com/wiki/Stepwell_(Civ6)" xlink:type="simple">Stepwell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covered-table-cell table:style-name="Default"/>
          <table:table-cell office:value-type="string" calcext:value-type="string">
            <text:p><text:a xlink:href="https://civilization.fandom.com/wiki/Chandragupta_(Civ6)" xlink:type="simple"> </text:a> <text:a xlink:href="https://civilization.fandom.com/wiki/Chandragupta_(Civ6)" xlink:type="simple">Chandragupta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covered-table-cell table:number-columns-repeated="3" table:style-name="Default"/>
        </table:table-row>
        <table:table-row table:style-name="ro7">
          <table:table-cell office:value-type="string" calcext:value-type="string">
            <text:p>Civ VI</text:p>
          </table:table-cell>
          <table:table-cell office:value-type="string" calcext:value-type="string">
            <text:p>Khmer &amp; Indonesia Civilization &amp; Scenario Pack</text:p>
          </table:table-cell>
          <table:table-cell table:style-name="ce17" office:value-type="date" office:date-value="2017-10-19" calcext:value-type="date">
            <text:p>2017-10-19</text:p>
          </table:table-cell>
          <table:table-cell office:value-type="string" calcext:value-type="string">
            <text:p><text:a xlink:href="https://civilization.fandom.com/wiki/Indonesian_(Civ6)" xlink:type="simple">Indonesian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<text:a xlink:href="https://civilization.fandom.com/wiki/Gitarja_(Civ6)" xlink:type="simple"> </text:a> <text:a xlink:href="https://civilization.fandom.com/wiki/Gitarja_(Civ6)" xlink:type="simple">Gitarja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eat Nusantara </text:p>
          </table:table-cell>
          <table:table-cell office:value-type="string" calcext:value-type="string">
            <text:p><text:a xlink:href="https://civilization.fandom.com/wiki/Jong_(Civ6)" xlink:type="simple">Jong</text:a> </text:p>
          </table:table-cell>
          <table:table-cell office:value-type="string" calcext:value-type="string">
            <text:p><text:a xlink:href="https://civilization.fandom.com/wiki/Kampung_(Civ6)" xlink:type="simple">Kampung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Japanese_(Civ6)" xlink:type="simple">Japanese</text:a> </text:p>
          </table:table-cell>
          <table:table-cell office:value-type="string" calcext:value-type="string">
            <text:p><text:a xlink:href="https://civilization.fandom.com/wiki/Hojo_Tokimune_(Civ6)" xlink:type="simple"> </text:a> <text:a xlink:href="https://civilization.fandom.com/wiki/Hojo_Tokimune_(Civ6)" xlink:type="simple">Hojo Tokimune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eiji Restoration </text:p>
          </table:table-cell>
          <table:table-cell office:value-type="string" calcext:value-type="string">
            <text:p><text:a xlink:href="https://civilization.fandom.com/wiki/Samurai_(Civ6)" xlink:type="simple">Samurai</text:a> </text:p>
          </table:table-cell>
          <table:table-cell office:value-type="string" calcext:value-type="string">
            <text:p><text:a xlink:href="https://civilization.fandom.com/wiki/Electronics_Factory_(Civ6)" xlink:type="simple">Electronics Factory</text:a> </text:p>
          </table:table-cell>
        </table:table-row>
        <table:table-row table:style-name="ro2">
          <table:table-cell office:value-type="string" calcext:value-type="string">
            <text:p>Civ VI</text:p>
          </table:table-cell>
          <table:table-cell office:value-type="string" calcext:value-type="string">
            <text:p>Khmer &amp; Indonesia Civilization &amp; Scenario Pack</text:p>
          </table:table-cell>
          <table:table-cell table:style-name="ce17" office:value-type="date" office:date-value="2017-10-19" calcext:value-type="date">
            <text:p>2017-10-19</text:p>
          </table:table-cell>
          <table:table-cell office:value-type="string" calcext:value-type="string">
            <text:p><text:a xlink:href="https://civilization.fandom.com/wiki/Khmer_(Civ6)" xlink:type="simple">Khmer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<text:a xlink:href="https://civilization.fandom.com/wiki/Jayavarman_VII_(Civ6)" xlink:type="simple"> </text:a> <text:a xlink:href="https://civilization.fandom.com/wiki/Jayavarman_VII_(Civ6)" xlink:type="simple">Jayavarman VII</text:a><text:a xlink:href="https://civilization.fandom.com/wiki/Civilizations_(Civ6)?action=edit&amp;section=1#cite_note-:5-7" xlink:type="simple">[8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and Barays </text:p>
          </table:table-cell>
          <table:table-cell office:value-type="string" calcext:value-type="string">
            <text:p><text:a xlink:href="https://civilization.fandom.com/wiki/Domrey_(Civ6)" xlink:type="simple">Domrey</text:a> </text:p>
          </table:table-cell>
          <table:table-cell office:value-type="string" calcext:value-type="string">
            <text:p><text:a xlink:href="https://civilization.fandom.com/wiki/Prasat_(Civ6)" xlink:type="simple">Prasat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Kongolese_(Civ6)" xlink:type="simple">Kongolese</text:a> </text:p>
          </table:table-cell>
          <table:table-cell office:value-type="string" calcext:value-type="string">
            <text:p><text:a xlink:href="https://civilization.fandom.com/wiki/Mvemba_a_Nzinga_(Civ6)" xlink:type="simple"> </text:a> <text:a xlink:href="https://civilization.fandom.com/wiki/Mvemba_a_Nzinga_(Civ6)" xlink:type="simple">Mvemba a Nzinga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Nkisi </text:p>
          </table:table-cell>
          <table:table-cell office:value-type="string" calcext:value-type="string">
            <text:p><text:a xlink:href="https://civilization.fandom.com/wiki/Ngao_Mbeba_(Civ6)" xlink:type="simple">Ngao Mbeba</text:a> </text:p>
          </table:table-cell>
          <table:table-cell office:value-type="string" calcext:value-type="string">
            <text:p><text:a xlink:href="https://civilization.fandom.com/wiki/Mbanza_(Civ6)" xlink:type="simple">Mbanza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Korean_(Civ6)" xlink:type="simple">Korean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Seondeok_(Civ6)" xlink:type="simple"> </text:a> <text:a xlink:href="https://civilization.fandom.com/wiki/Seondeok_(Civ6)" xlink:type="simple">Seondeok</text:a> <text:a xlink:href="https://civilization.fandom.com/wiki/Civilization_VI:_Rise_and_Fall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hree Kingdoms </text:p>
          </table:table-cell>
          <table:table-cell office:value-type="string" calcext:value-type="string">
            <text:p><text:a xlink:href="https://civilization.fandom.com/wiki/Hwacha_(Civ6)" xlink:type="simple">Hwacha</text:a> </text:p>
          </table:table-cell>
          <table:table-cell office:value-type="string" calcext:value-type="string">
            <text:p><text:a xlink:href="https://civilization.fandom.com/wiki/Seowon_(Civ6)" xlink:type="simple">Seowon</text:a> </text:p>
          </table:table-cell>
        </table:table-row>
        <table:table-row table:style-name="ro7">
          <table:table-cell office:value-type="string" calcext:value-type="string">
            <text:p>Civ VI</text:p>
          </table:table-cell>
          <table:table-cell office:value-type="string" calcext:value-type="string">
            <text:p>Persia and Macedon Civilization &amp; Scenario Pack </text:p>
          </table:table-cell>
          <table:table-cell table:style-name="ce17" office:value-type="date" office:date-value="2017-03-28" calcext:value-type="date">
            <text:p>2017-03-28</text:p>
          </table:table-cell>
          <table:table-cell office:value-type="string" calcext:value-type="string">
            <text:p><text:a xlink:href="https://civilization.fandom.com/wiki/Macedonian_(Civ6)" xlink:type="simple">Macedonian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<text:a xlink:href="https://civilization.fandom.com/wiki/Alexander_(Civ6)" xlink:type="simple"> </text:a> <text:a xlink:href="https://civilization.fandom.com/wiki/Alexander_(Civ6)" xlink:type="simple">Alexander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Hellenistic Fusion </text:p>
          </table:table-cell>
          <table:table-cell office:value-type="string" calcext:value-type="string">
            <text:p><text:a xlink:href="https://civilization.fandom.com/wiki/Hypaspist_(Civ6)" xlink:type="simple">Hypaspist</text:a> </text:p>
          </table:table-cell>
          <table:table-cell office:value-type="string" calcext:value-type="string">
            <text:p><text:a xlink:href="https://civilization.fandom.com/wiki/Basilikoi_Paides_(Civ6)" xlink:type="simple">Basilikoi Paides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Malian_(Civ6)" xlink:type="simple">Mal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Mansa_Musa_(Civ6)" xlink:type="simple"> </text:a> <text:a xlink:href="https://civilization.fandom.com/wiki/Mansa_Musa_(Civ6)" xlink:type="simple">Mansa Musa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ongs of the Jeli </text:p>
          </table:table-cell>
          <table:table-cell office:value-type="string" calcext:value-type="string">
            <text:p><text:a xlink:href="https://civilization.fandom.com/wiki/Mandekalu_Cavalry_(Civ6)" xlink:type="simple">Mandekalu Cavalry</text:a> </text:p>
          </table:table-cell>
          <table:table-cell office:value-type="string" calcext:value-type="string">
            <text:p><text:a xlink:href="https://civilization.fandom.com/wiki/Suguba_(Civ6)" xlink:type="simple">Suguba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Māori_(Civ6)" xlink:type="simple">Māori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Kupe_(Civ6)" xlink:type="simple"> </text:a> <text:a xlink:href="https://civilization.fandom.com/wiki/Kupe_(Civ6)" xlink:type="simple">Kupe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ana </text:p>
          </table:table-cell>
          <table:table-cell office:value-type="string" calcext:value-type="string">
            <text:p><text:a xlink:href="https://civilization.fandom.com/wiki/Toa_(Civ6)" xlink:type="simple">Toa</text:a> </text:p>
          </table:table-cell>
          <table:table-cell office:value-type="string" calcext:value-type="string">
            <text:p><text:a xlink:href="https://civilization.fandom.com/wiki/Marae_(Civ6)" xlink:type="simple">Marae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Mapuche_(Civ6)" xlink:type="simple">Mapuche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Lautaro_(Civ6)" xlink:type="simple"> </text:a> <text:a xlink:href="https://civilization.fandom.com/wiki/Lautaro_(Civ6)" xlink:type="simple">Lautaro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oqui </text:p>
          </table:table-cell>
          <table:table-cell office:value-type="string" calcext:value-type="string">
            <text:p><text:a xlink:href="https://civilization.fandom.com/wiki/Malón_Raider_(Civ6)" xlink:type="simple">Malón Raider</text:a> </text:p>
          </table:table-cell>
          <table:table-cell office:value-type="string" calcext:value-type="string">
            <text:p><text:a xlink:href="https://civilization.fandom.com/wiki/Chemamull_(Civ6)" xlink:type="simple">Chemamull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Maya &amp; Gran Colombia Pack</text:p>
          </table:table-cell>
          <table:table-cell table:style-name="ce17" office:value-type="date" office:date-value="2020-05-21" calcext:value-type="date">
            <text:p>2020-05-21</text:p>
          </table:table-cell>
          <table:table-cell office:value-type="string" calcext:value-type="string">
            <text:p><text:a xlink:href="https://civilization.fandom.com/wiki/Mayan_(Civ6)" xlink:type="simple">Mayan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<text:a xlink:href="https://civilization.fandom.com/wiki/Lady_Six_Sky_(Civ6)" xlink:type="simple"> </text:a> <text:a xlink:href="https://civilization.fandom.com/wiki/Lady_Six_Sky_(Civ6)" xlink:type="simple">Lady Six Sky</text:a><text:a xlink:href="https://civilization.fandom.com/wiki/Civilizations_(Civ6)?action=edit&amp;section=1#cite_note-:7-6" xlink:type="simple">[7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ayab </text:p>
          </table:table-cell>
          <table:table-cell office:value-type="string" calcext:value-type="string">
            <text:p><text:a xlink:href="https://civilization.fandom.com/wiki/Hul%27che_(Civ6)" xlink:type="simple">Hul'che</text:a> </text:p>
          </table:table-cell>
          <table:table-cell office:value-type="string" calcext:value-type="string">
            <text:p><text:a xlink:href="https://civilization.fandom.com/wiki/Observatory_(Civ6)" xlink:type="simple">Observatory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Mongolian_(Civ6)" xlink:type="simple">Mongolian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Genghis_Khan_(Civ6)" xlink:type="simple"> </text:a> <text:a xlink:href="https://civilization.fandom.com/wiki/Genghis_Khan_(Civ6)" xlink:type="simple">Genghis Khan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Örtöö </text:p>
          </table:table-cell>
          <table:table-cell office:value-type="string" calcext:value-type="string">
            <text:p><text:a xlink:href="https://civilization.fandom.com/wiki/Keshig_(Civ6)" xlink:type="simple">Keshig</text:a> </text:p>
          </table:table-cell>
          <table:table-cell office:value-type="string" calcext:value-type="string">
            <text:p><text:a xlink:href="https://civilization.fandom.com/wiki/Ordu_(Civ6)" xlink:type="simple">Ordu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Norwegian_(Civ6)" xlink:type="simple">Norwegian</text:a> </text:p>
          </table:table-cell>
          <table:table-cell office:value-type="string" calcext:value-type="string">
            <text:p><text:a xlink:href="https://civilization.fandom.com/wiki/Harald_Hardrada_(Civ6)" xlink:type="simple"> </text:a> <text:a xlink:href="https://civilization.fandom.com/wiki/Harald_Hardrada_(Civ6)" xlink:type="simple">Harald Hardrada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Knarr </text:p>
          </table:table-cell>
          <table:table-cell office:value-type="string" calcext:value-type="string">
            <text:p><text:a xlink:href="https://civilization.fandom.com/wiki/Berserker_(Civ6)" xlink:type="simple">Berserker</text:a> </text:p>
          </table:table-cell>
          <table:table-cell office:value-type="string" calcext:value-type="string">
            <text:p><text:a xlink:href="https://civilization.fandom.com/wiki/Stave_Church_(Civ6)" xlink:type="simple">Stave Church</text:a> </text:p>
          </table:table-cell>
        </table:table-row>
        <table:table-row table:style-name="ro2">
          <table:table-cell office:value-type="string" calcext:value-type="string">
            <text:p>Civ VI</text:p>
          </table:table-cell>
          <table:table-cell office:value-type="string" calcext:value-type="string">
            <text:p>Nubia Civilization &amp; Scenario Pack</text:p>
          </table:table-cell>
          <table:table-cell table:style-name="ce17" office:value-type="date" office:date-value="2017-07-27" calcext:value-type="date">
            <text:p>2017-07-27</text:p>
          </table:table-cell>
          <table:table-cell office:value-type="string" calcext:value-type="string">
            <text:p><text:a xlink:href="https://civilization.fandom.com/wiki/Nubian_(Civ6)" xlink:type="simple">Nubian</text:a><text:a xlink:href="https://civilization.fandom.com/wiki/Civilizations_(Civ6)?action=edit&amp;section=1#cite_note-:4-9" xlink:type="simple">[10]</text:a> </text:p>
          </table:table-cell>
          <table:table-cell office:value-type="string" calcext:value-type="string">
            <text:p><text:a xlink:href="https://civilization.fandom.com/wiki/Amanitore_(Civ6)" xlink:type="simple"> </text:a> <text:a xlink:href="https://civilization.fandom.com/wiki/Amanitore_(Civ6)" xlink:type="simple">Amanitore</text:a><text:a xlink:href="https://civilization.fandom.com/wiki/Civilizations_(Civ6)?action=edit&amp;section=1#cite_note-:4-9" xlink:type="simple">[10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a-Seti </text:p>
          </table:table-cell>
          <table:table-cell office:value-type="string" calcext:value-type="string">
            <text:p><text:a xlink:href="https://civilization.fandom.com/wiki/Pítati_Archer_(Civ6)" xlink:type="simple">Pítati Archer</text:a> </text:p>
          </table:table-cell>
          <table:table-cell office:value-type="string" calcext:value-type="string">
            <text:p><text:a xlink:href="https://civilization.fandom.com/wiki/Nubian_Pyramid_(Civ6)" xlink:type="simple">Nubian Pyramid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Ottoman_(Civ6)" xlink:type="simple">Ottom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Suleiman_(Civ6)" xlink:type="simple"> </text:a> <text:a xlink:href="https://civilization.fandom.com/wiki/Suleiman_(Civ6)" xlink:type="simple">Suleiman</text:a> <text:a xlink:href="https://civilization.fandom.com/wiki/Civilization_VI:_Gathering_Storm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reat Turkish Bombard </text:p>
          </table:table-cell>
          <table:table-cell office:value-type="string" calcext:value-type="string">
            <text:p><text:a xlink:href="https://civilization.fandom.com/wiki/Barbary_Corsair_(Civ6)" xlink:type="simple">Barbary Corsair</text:a> </text:p>
          </table:table-cell>
          <table:table-cell office:value-type="string" calcext:value-type="string">
            <text:p><text:a xlink:href="https://civilization.fandom.com/wiki/Grand_Bazaar_(Civ6)" xlink:type="simple">Grand Bazaar</text:a> </text:p>
          </table:table-cell>
        </table:table-row>
        <table:table-row table:style-name="ro7">
          <table:table-cell office:value-type="string" calcext:value-type="string">
            <text:p>Civ VI</text:p>
          </table:table-cell>
          <table:table-cell table:style-name="ce1" office:value-type="string" calcext:value-type="string">
            <text:p><text:a xlink:href="https://civilization.fandom.com/wiki/Persia_and_Macedon_Civilization_%26_Scenario_Pack_(Civ6)" xlink:type="simple">Persia and Macedon Civilization &amp; Scenario Pack</text:a> </text:p>
          </table:table-cell>
          <table:table-cell table:style-name="ce17" office:value-type="date" office:date-value="2017-03-28" calcext:value-type="date">
            <text:p>2017-03-28</text:p>
          </table:table-cell>
          <table:table-cell office:value-type="string" calcext:value-type="string">
            <text:p><text:a xlink:href="https://civilization.fandom.com/wiki/Persian_(Civ6)" xlink:type="simple">Persian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<text:a xlink:href="https://civilization.fandom.com/wiki/Cyrus_(Civ6)" xlink:type="simple"> </text:a> <text:a xlink:href="https://civilization.fandom.com/wiki/Cyrus_(Civ6)" xlink:type="simple">Cyrus</text:a><text:a xlink:href="https://civilization.fandom.com/wiki/Civilizations_(Civ6)?action=edit&amp;section=1#cite_note-:3-8" xlink:type="simple">[9]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atrapies </text:p>
          </table:table-cell>
          <table:table-cell office:value-type="string" calcext:value-type="string">
            <text:p><text:a xlink:href="https://civilization.fandom.com/wiki/Immortal_(Civ6)" xlink:type="simple">Immortal</text:a> </text:p>
          </table:table-cell>
          <table:table-cell office:value-type="string" calcext:value-type="string">
            <text:p><text:a xlink:href="https://civilization.fandom.com/wiki/Pairidaeza_(Civ6)" xlink:type="simple">Pairidaeza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Phoenician_(Civ6)" xlink:type="simple">Phoenician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Dido_(Civ6)" xlink:type="simple"> </text:a> <text:a xlink:href="https://civilization.fandom.com/wiki/Dido_(Civ6)" xlink:type="simple">Dido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editerranean Colonies </text:p>
          </table:table-cell>
          <table:table-cell office:value-type="string" calcext:value-type="string">
            <text:p><text:a xlink:href="https://civilization.fandom.com/wiki/Bireme_(Civ6)" xlink:type="simple">Bireme</text:a> </text:p>
          </table:table-cell>
          <table:table-cell office:value-type="string" calcext:value-type="string">
            <text:p><text:a xlink:href="https://civilization.fandom.com/wiki/Cothon_(Civ6)" xlink:type="simple">Cothon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<text:s/>Poland Civilization &amp; Scenario Pack</text:p>
          </table:table-cell>
          <table:table-cell table:style-name="ce17" office:value-type="date" office:date-value="2016-12-20" calcext:value-type="date">
            <text:p>2016-12-20</text:p>
          </table:table-cell>
          <table:table-cell office:value-type="string" calcext:value-type="string">
            <text:p><text:a xlink:href="https://civilization.fandom.com/wiki/Polish_(Civ6)" xlink:type="simple">Polish</text:a><text:a xlink:href="https://civilization.fandom.com/wiki/Civilizations_(Civ6)?action=edit&amp;section=1#cite_note-:1-10" xlink:type="simple">[11]</text:a> </text:p>
          </table:table-cell>
          <table:table-cell office:value-type="string" calcext:value-type="string">
            <text:p><text:a xlink:href="https://civilization.fandom.com/wiki/Jadwiga_(Civ6)" xlink:type="simple"> </text:a> <text:a xlink:href="https://civilization.fandom.com/wiki/Jadwiga_(Civ6)" xlink:type="simple">Jadwiga</text:a><text:a xlink:href="https://civilization.fandom.com/wiki/Civilizations_(Civ6)?action=edit&amp;section=1#cite_note-:1-10" xlink:type="simple">[11]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Golden Liberty </text:p>
          </table:table-cell>
          <table:table-cell office:value-type="string" calcext:value-type="string">
            <text:p><text:a xlink:href="https://civilization.fandom.com/wiki/Winged_Hussar_(Civ6)" xlink:type="simple">Winged Hussar</text:a> </text:p>
          </table:table-cell>
          <table:table-cell office:value-type="string" calcext:value-type="string">
            <text:p><text:a xlink:href="https://civilization.fandom.com/wiki/Sukiennice_(Civ6)" xlink:type="simple">Sukiennice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Roman_(Civ6)" xlink:type="simple">Roman</text:a> </text:p>
          </table:table-cell>
          <table:table-cell office:value-type="string" calcext:value-type="string">
            <text:p><text:a xlink:href="https://civilization.fandom.com/wiki/Trajan_(Civ6)" xlink:type="simple"> </text:a> <text:a xlink:href="https://civilization.fandom.com/wiki/Trajan_(Civ6)" xlink:type="simple">Trajan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All Roads Lead to Rome </text:p>
          </table:table-cell>
          <table:table-cell office:value-type="string" calcext:value-type="string">
            <text:p><text:a xlink:href="https://civilization.fandom.com/wiki/Legion_(Civ6)" xlink:type="simple">Legion</text:a> </text:p>
          </table:table-cell>
          <table:table-cell office:value-type="string" calcext:value-type="string">
            <text:p><text:a xlink:href="https://civilization.fandom.com/wiki/Bath_(Civ6)" xlink:type="simple">Bath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Russian_(Civ6)" xlink:type="simple">Russian</text:a> </text:p>
          </table:table-cell>
          <table:table-cell office:value-type="string" calcext:value-type="string">
            <text:p><text:a xlink:href="https://civilization.fandom.com/wiki/Peter_(Civ6)" xlink:type="simple"> </text:a> <text:a xlink:href="https://civilization.fandom.com/wiki/Peter_(Civ6)" xlink:type="simple">Peter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Mother Russia </text:p>
          </table:table-cell>
          <table:table-cell office:value-type="string" calcext:value-type="string">
            <text:p><text:a xlink:href="https://civilization.fandom.com/wiki/Cossack_(Civ6)" xlink:type="simple">Cossack</text:a> </text:p>
          </table:table-cell>
          <table:table-cell office:value-type="string" calcext:value-type="string">
            <text:p><text:a xlink:href="https://civilization.fandom.com/wiki/Lavra_(Civ6)" xlink:type="simple">Lavra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Scottish_(Civ6)" xlink:type="simple">Scottish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Robert_the_Bruce_(Civ6)" xlink:type="simple"> </text:a> <text:a xlink:href="https://civilization.fandom.com/wiki/Robert_the_Bruce_(Civ6)" xlink:type="simple">Robert the Bruce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Scottish Enlightenment </text:p>
          </table:table-cell>
          <table:table-cell office:value-type="string" calcext:value-type="string">
            <text:p><text:a xlink:href="https://civilization.fandom.com/wiki/Highlander_(Civ6)" xlink:type="simple">Highlander</text:a> </text:p>
          </table:table-cell>
          <table:table-cell office:value-type="string" calcext:value-type="string">
            <text:p><text:a xlink:href="https://civilization.fandom.com/wiki/Golf_Course_(Civ6)" xlink:type="simple">Golf Course</text:a> </text:p>
          </table:table-cell>
        </table:table-row>
        <table:table-row table:style-name="ro7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Scythian_(Civ6)" xlink:type="simple">Scythian</text:a> </text:p>
          </table:table-cell>
          <table:table-cell office:value-type="string" calcext:value-type="string">
            <text:p><text:a xlink:href="https://civilization.fandom.com/wiki/Tomyris_(Civ6)" xlink:type="simple"> </text:a> <text:a xlink:href="https://civilization.fandom.com/wiki/Tomyris_(Civ6)" xlink:type="simple">Tomyris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People of the Steppe </text:p>
          </table:table-cell>
          <table:table-cell office:value-type="string" calcext:value-type="string">
            <text:p><text:a xlink:href="https://civilization.fandom.com/wiki/Saka_Horse_Archer_(Civ6)" xlink:type="simple">Saka Horse Archer</text:a> </text:p>
          </table:table-cell>
          <table:table-cell office:value-type="string" calcext:value-type="string">
            <text:p><text:a xlink:href="https://civilization.fandom.com/wiki/Kurgan_(Civ6)" xlink:type="simple">Kurgan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Spanish_(Civ6)" xlink:type="simple">Spanish</text:a> </text:p>
          </table:table-cell>
          <table:table-cell office:value-type="string" calcext:value-type="string">
            <text:p><text:a xlink:href="https://civilization.fandom.com/wiki/Philip_II_(Civ6)" xlink:type="simple"> </text:a> <text:a xlink:href="https://civilization.fandom.com/wiki/Philip_II_(Civ6)" xlink:type="simple">Philip II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Treasure Fleet </text:p>
          </table:table-cell>
          <table:table-cell office:value-type="string" calcext:value-type="string">
            <text:p><text:a xlink:href="https://civilization.fandom.com/wiki/Conquistador_(Civ6)" xlink:type="simple">Conquistador</text:a> </text:p>
          </table:table-cell>
          <table:table-cell office:value-type="string" calcext:value-type="string">
            <text:p><text:a xlink:href="https://civilization.fandom.com/wiki/Mission_(Civ6)" xlink:type="simple">Mission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Civ VI original</text:p>
          </table:table-cell>
          <table:table-cell office:value-type="string" calcext:value-type="string">
            <text:p>2016-10-21</text:p>
          </table:table-cell>
          <table:table-cell office:value-type="string" calcext:value-type="string">
            <text:p><text:a xlink:href="https://civilization.fandom.com/wiki/Sumerian_(Civ6)" xlink:type="simple">Sumerian</text:a> </text:p>
          </table:table-cell>
          <table:table-cell office:value-type="string" calcext:value-type="string">
            <text:p><text:a xlink:href="https://civilization.fandom.com/wiki/Gilgamesh_(Civ6)" xlink:type="simple"> </text:a> <text:a xlink:href="https://civilization.fandom.com/wiki/Gilgamesh_(Civ6)" xlink:type="simple">Gilgamesh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Epic Quest </text:p>
          </table:table-cell>
          <table:table-cell office:value-type="string" calcext:value-type="string">
            <text:p><text:a xlink:href="https://civilization.fandom.com/wiki/War-Cart_(Civ6)" xlink:type="simple">War-Cart</text:a> </text:p>
          </table:table-cell>
          <table:table-cell office:value-type="string" calcext:value-type="string">
            <text:p><text:a xlink:href="https://civilization.fandom.com/wiki/Ziggurat_(Civ6)" xlink:type="simple">Ziggurat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Gathering Storm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<text:a xlink:href="https://civilization.fandom.com/wiki/Swedish_(Civ6)" xlink:type="simple">Swedish</text:a> <text:a xlink:href="https://civilization.fandom.com/wiki/Civilization_VI:_Gathering_Storm" xlink:type="simple"> </text:a> </text:p>
          </table:table-cell>
          <table:table-cell office:value-type="string" calcext:value-type="string">
            <text:p><text:a xlink:href="https://civilization.fandom.com/wiki/Kristina_(Civ6)" xlink:type="simple"> </text:a> <text:a xlink:href="https://civilization.fandom.com/wiki/Kristina_(Civ6)" xlink:type="simple">Kristina</text:a> <text:a xlink:href="https://civilization.fandom.com/wiki/Civilization_VI:_Gathering_Storm" xlink:type="simple"> </text:a>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Nobel Prize </text:p>
          </table:table-cell>
          <table:table-cell office:value-type="string" calcext:value-type="string">
            <text:p><text:a xlink:href="https://civilization.fandom.com/wiki/Carolean_(Civ6)" xlink:type="simple">Carolean</text:a> </text:p>
          </table:table-cell>
          <table:table-cell office:value-type="string" calcext:value-type="string">
            <text:p><text:a xlink:href="https://civilization.fandom.com/wiki/Open-Air_Museum_(Civ6)" xlink:type="simple">Open-Air Museum</text:a> </text:p>
          </table:table-cell>
        </table:table-row>
        <table:table-row table:style-name="ro2" table:visibility="filter">
          <table:table-cell office:value-type="string" calcext:value-type="string">
            <text:p>Civ VI</text:p>
          </table:table-cell>
          <table:table-cell office:value-type="string" calcext:value-type="string">
            <text:p>Rise and Fall</text:p>
          </table:table-cell>
          <table:table-cell office:value-type="string" calcext:value-type="string">
            <text:p>2018-02-08</text:p>
          </table:table-cell>
          <table:table-cell office:value-type="string" calcext:value-type="string">
            <text:p><text:a xlink:href="https://civilization.fandom.com/wiki/Zulu_(Civ6)" xlink:type="simple">Zulu</text:a> <text:a xlink:href="https://civilization.fandom.com/wiki/Civilization_VI:_Rise_and_Fall" xlink:type="simple"> </text:a> </text:p>
          </table:table-cell>
          <table:table-cell office:value-type="string" calcext:value-type="string">
            <text:p><text:a xlink:href="https://civilization.fandom.com/wiki/Shaka_(Civ6)" xlink:type="simple"> </text:a> <text:a xlink:href="https://civilization.fandom.com/wiki/Shaka_(Civ6)" xlink:type="simple">Shaka</text:a> <text:a xlink:href="https://civilization.fandom.com/wiki/Civilization_VI:_Rise_and_Fall" xlink:type="simple"> </text:a>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 [<text:a xlink:href="https://civilization.fandom.com/wiki/Civilizations_(Civ6)?action=edit&amp;section=1#" xlink:type="simple">Expand</text:a>] Isibongo </text:p>
          </table:table-cell>
          <table:table-cell office:value-type="string" calcext:value-type="string">
            <text:p><text:a xlink:href="https://civilization.fandom.com/wiki/Impi_(Civ6)" xlink:type="simple">Impi</text:a> </text:p>
          </table:table-cell>
          <table:table-cell office:value-type="string" calcext:value-type="string">
            <text:p><text:a xlink:href="https://civilization.fandom.com/wiki/Ikanda_(Civ6)" xlink:type="simple">Ikanda</text:a>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7"/>
        </table:table-row>
        <table:table-row table:style-name="ro2">
          <table:table-cell office:value-type="string" calcext:value-type="string">
            <text:p>Civ V</text:p>
          </table:table-cell>
          <table:table-cell office:value-type="string" calcext:value-type="string">
            <text:p>Babylon DLC</text:p>
          </table:table-cell>
          <table:table-cell table:style-name="ce17" office:value-type="date" office:date-value="2010-10-25" calcext:value-type="date">
            <text:p>2010-10-25</text:p>
          </table:table-cell>
          <table:table-cell table:style-name="Default" office:value-type="string" calcext:value-type="string">
            <text:p>Babylonian</text:p>
          </table:table-cell>
          <table:table-cell table:style-name="Default" office:value-type="string" calcext:value-type="string">
            <text:p>Nebuchadnezzar II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</table:table-row>
        <table:table-row table:style-name="ro4">
          <table:table-cell office:value-type="string" calcext:value-type="string">
            <text:p>Civ V</text:p>
          </table:table-cell>
          <table:table-cell table:style-name="ce1" office:value-type="string" calcext:value-type="string">
            <text:p>Civilization and Scenario Pack: The Mongols </text:p>
          </table:table-cell>
          <table:table-cell table:style-name="ce17" office:value-type="date" office:date-value="2010-10-25" calcext:value-type="date">
            <text:p>2010-10-25</text:p>
          </table:table-cell>
          <table:table-cell table:style-name="Default" office:value-type="string" calcext:value-type="string">
            <text:p>Mongolian <text:s text:c="2"/></text:p>
          </table:table-cell>
          <table:table-cell table:style-name="Default" office:value-type="string" calcext:value-type="string">
            <text:p>Ghengis Khan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iv V</text:p>
          </table:table-cell>
          <table:table-cell office:value-type="string" calcext:value-type="string">
            <text:p>Double Civilization and Scenario Pack: Spain and Inca</text:p>
          </table:table-cell>
          <table:table-cell table:style-name="ce17" office:value-type="date" office:date-value="2010-12-16" calcext:value-type="date">
            <text:p>2010-12-16</text:p>
          </table:table-cell>
          <table:table-cell table:style-name="Default" office:value-type="string" calcext:value-type="string">
            <text:p>Spanish </text:p>
          </table:table-cell>
          <table:table-cell table:style-name="Default" office:value-type="string" calcext:value-type="string">
            <text:p>Isabella</text:p>
          </table:table-cell>
          <table:table-cell table:style-name="Default" office:value-type="string" calcext:value-type="string">
            <text:p>f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iv V</text:p>
          </table:table-cell>
          <table:table-cell office:value-type="string" calcext:value-type="string">
            <text:p>Double Civilization and Scenario Pack: Spain and Inca</text:p>
          </table:table-cell>
          <table:table-cell table:style-name="ce17" office:value-type="date" office:date-value="2010-12-16" calcext:value-type="date">
            <text:p>2010-12-16</text:p>
          </table:table-cell>
          <table:table-cell table:style-name="Default" office:value-type="string" calcext:value-type="string">
            <text:p>Incan <text:s text:c="2"/></text:p>
          </table:table-cell>
          <table:table-cell table:style-name="Default" office:value-type="string" calcext:value-type="string">
            <text:p>Pachacti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iv V</text:p>
          </table:table-cell>
          <table:table-cell office:value-type="string" calcext:value-type="string">
            <text:p>Civilization and Scenario Pack: Polynesia</text:p>
          </table:table-cell>
          <table:table-cell table:style-name="ce17" office:value-type="date" office:date-value="2011-03-03" calcext:value-type="date">
            <text:p>2011-03-03</text:p>
          </table:table-cell>
          <table:table-cell table:style-name="Default" office:value-type="string" calcext:value-type="string">
            <text:p>Polynesia</text:p>
          </table:table-cell>
          <table:table-cell table:style-name="Default" office:value-type="string" calcext:value-type="string">
            <text:p>Kamehameha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iv V</text:p>
          </table:table-cell>
          <table:table-cell office:value-type="string" calcext:value-type="string">
            <text:p>Civilization and Scenario Pack: Denmark - The Vikings</text:p>
          </table:table-cell>
          <table:table-cell table:style-name="ce17" office:value-type="date" office:date-value="2011-05-03" calcext:value-type="date">
            <text:p>2011-05-03</text:p>
          </table:table-cell>
          <table:table-cell table:style-name="Default" office:value-type="string" calcext:value-type="string">
            <text:p>Danish</text:p>
          </table:table-cell>
          <table:table-cell table:style-name="Default" office:value-type="string" calcext:value-type="string">
            <text:p>Harald Bluetooth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iv V</text:p>
          </table:table-cell>
          <table:table-cell office:value-type="string" calcext:value-type="string">
            <text:p>Civilization and Scenario Pack: Korea</text:p>
          </table:table-cell>
          <table:table-cell table:style-name="ce17" office:value-type="date" office:date-value="2011-08-11" calcext:value-type="date">
            <text:p>2011-08-11</text:p>
          </table:table-cell>
          <table:table-cell table:style-name="Default" office:value-type="string" calcext:value-type="string">
            <text:p>Korean <text:s text:c="2"/></text:p>
          </table:table-cell>
          <table:table-cell table:style-name="Default" office:value-type="string" calcext:value-type="string">
            <text:p>Sejong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iv V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 calcext:value-type="string">
            <text:p>Civ V</text:p>
          </table:table-cell>
          <table:table-cell/>
          <table:table-cell table:style-name="Default" table:number-columns-repeated="7"/>
        </table:table-row>
      </table:table>
      <table:table table:name="Pivot-Tabelle_Tabelle3_2" table:style-name="ta1">
        <table:table-column table:style-name="co1" table:default-cell-style-name="ce8"/>
        <table:table-column table:style-name="co1" table:default-cell-style-name="ce11"/>
        <table:table-column table:style-name="co1" table:default-cell-style-name="ce14"/>
        <table:table-column table:style-name="co1" table:default-cell-style-name="ce58"/>
        <table:table-row table:style-name="ro2">
          <table:table-cell table:style-name="ce46" office:value-type="string" calcext:value-type="string">
            <text:p>Anzahl - Leader(s) </text:p>
          </table:table-cell>
          <table:table-cell table:style-name="ce49" office:value-type="string" calcext:value-type="string">
            <text:p>Daten</text:p>
          </table:table-cell>
          <table:table-cell table:style-name="ce52"/>
          <table:table-cell table:style-name="ce55"/>
        </table:table-row>
        <table:table-row table:style-name="ro2">
          <table:table-cell table:style-name="ce47" office:value-type="string" calcext:value-type="string">
            <text:p>release_date</text:p>
          </table:table-cell>
          <table:table-cell table:style-name="ce50" office:value-type="string" calcext:value-type="string">
            <text:p>f</text:p>
          </table:table-cell>
          <table:table-cell table:style-name="ce53" office:value-type="string" calcext:value-type="string">
            <text:p>m</text:p>
          </table:table-cell>
          <table:table-cell table:style-name="ce56" office:value-type="string" calcext:value-type="string">
            <text:p>Summe Ergebnis</text:p>
          </table:table-cell>
        </table:table-row>
        <table:table-row table:style-name="ro2">
          <table:table-cell table:style-name="ce7" office:value-type="date" office:date-value="2016-12-20" calcext:value-type="date">
            <text:p>2016-12-20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57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2-23" calcext:value-type="date">
            <text:p>2017-02-23</text:p>
          </table:table-cell>
          <table:table-cell table:style-name="ce10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03-28" calcext:value-type="date">
            <text:p>2017-03-28</text:p>
          </table:table-cell>
          <table:table-cell table:style-name="ce10"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17-07-27" calcext:value-type="date">
            <text:p>2017-07-2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17-10-19" calcext:value-type="date">
            <text:p>2017-10-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0-05-21" calcext:value-type="date">
            <text:p>2020-05-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0-07-23" calcext:value-type="date">
            <text:p>2020-07-23</text:p>
          </table:table-cell>
          <table:table-cell table:style-name="ce10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0-09-24" calcext:value-type="date">
            <text:p>2020-09-24</text:p>
          </table:table-cell>
          <table:table-cell table:style-name="ce10"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016-10-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2018-02-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9-02-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</table:table-row>
        <table:table-row table:style-name="ro2">
          <table:table-cell table:style-name="ce48" office:value-type="string" calcext:value-type="string">
            <text:p>Summe Ergebnis</text:p>
          </table:table-cell>
          <table:table-cell table:style-name="ce51" office:value-type="float" office:value="16" calcext:value-type="float">
            <text:p>16</text:p>
          </table:table-cell>
          <table:table-cell table:style-name="ce54" office:value-type="float" office:value="35" calcext:value-type="float">
            <text:p>35</text:p>
          </table:table-cell>
          <table:table-cell table:style-name="ce60" office:value-type="float" office:value="51" calcext:value-type="float">
            <text:p>51</text:p>
          </table:table-cell>
        </table:table-row>
      </table:table>
      <table:named-expressions/>
      <table:database-ranges>
        <table:database-range table:name="__Anonymous_Sheet_DB__0" table:target-range-address="Tabelle1.A1:Tabelle1.I30">
          <table:sort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1" table:target-range-address="Tabelle3.A1:Tabelle3.I53" table:display-filter-buttons="true" table:orientation="column">
          <table:filter>
            <table:filter-and>
              <table:filter-condition table:field-number="2" table:value="2017-02-23" table:operator="=">
                <table:filter-set-item table:value="2017-02-23"/>
                <table:filter-set-item table:value="2017-03-28"/>
                <table:filter-set-item table:value="2017-07-27"/>
                <table:filter-set-item table:value="2017-10-19"/>
              </table:filter-condition>
            </table:filter-and>
          </table:filter>
        </table:database-range>
      </table:database-ranges>
      <table:data-pilot-tables>
        <table:data-pilot-table table:name="DataPilot2" table:application-data="" table:target-range-address="'Pivot-Tabelle_Tabelle3_2'.A1:'Pivot-Tabelle_Tabelle3_2'.D14" table:buttons="'Pivot-Tabelle_Tabelle3_2'.A2 'Pivot-Tabelle_Tabelle3_2'.B1" table:show-filter-button="false" table:drill-down-on-double-click="false">
          <table:source-cell-range table:cell-range-address="Tabelle3.A1:Tabelle3.I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ease_date" table:orientation="row" table:used-hierarchy="0" table:function="auto">
            <table:data-pilot-level table:show-empty="false" calcext:repeat-item-labels="false">
              <table:data-pilot-members>
                <table:data-pilot-member table:name="2016-12-20" table:display="true" table:show-details="true"/>
                <table:data-pilot-member table:name="2017-02-23" table:display="true" table:show-details="true"/>
                <table:data-pilot-member table:name="2017-03-28" table:display="true" table:show-details="true"/>
                <table:data-pilot-member table:name="2017-07-27" table:display="true" table:show-details="true"/>
                <table:data-pilot-member table:name="2017-10-19" table:display="true" table:show-details="true"/>
                <table:data-pilot-member table:name="2020-05-21" table:display="true" table:show-details="true"/>
                <table:data-pilot-member table:name="2020-07-23" table:display="true" table:show-details="true"/>
                <table:data-pilot-member table:name="2020-09-24" table:display="true" table:show-details="true"/>
                <table:data-pilot-member table:name="2016-10-21" table:display="true" table:show-details="true"/>
                <table:data-pilot-member table:name="2018-02-08" table:display="true" table:show-details="true"/>
                <table:data-pilot-member table:name="2019-02-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eader(s) " table:orientation="data" table:used-hierarchy="0" table:function="count">
            <table:data-pilot-level table:show-empty="false" calcext:repeat-item-labels="false">
              <table:data-pilot-members>
                <table:data-pilot-member table:name="  Alexander[9] " table:display="true" table:show-details="true"/>
                <table:data-pilot-member table:name="  Amanitore[10] " table:display="true" table:show-details="true"/>
                <table:data-pilot-member table:name="  Ambiorix[3] " table:display="true" table:show-details="true"/>
                <table:data-pilot-member table:name="  Basil II[3] " table:display="true" table:show-details="true"/>
                <table:data-pilot-member table:name="  Catherine de Medici " table:display="true" table:show-details="true"/>
                <table:data-pilot-member table:name="  Chandragupta   " table:display="true" table:show-details="true"/>
                <table:data-pilot-member table:name="  Cleopatra " table:display="true" table:show-details="true"/>
                <table:data-pilot-member table:name="  Cyrus[9] " table:display="true" table:show-details="true"/>
                <table:data-pilot-member table:name="  Dido   " table:display="true" table:show-details="true"/>
                <table:data-pilot-member table:name="  Eleanor of Aquitaine (French)[5]   " table:display="true" table:show-details="true"/>
                <table:data-pilot-member table:name="  Eleanor of Aquitaine[5]   " table:display="true" table:show-details="true"/>
                <table:data-pilot-member table:name="  Frederick Barbarossa " table:display="true" table:show-details="true"/>
                <table:data-pilot-member table:name="  Gandhi " table:display="true" table:show-details="true"/>
                <table:data-pilot-member table:name="  Genghis Khan   " table:display="true" table:show-details="true"/>
                <table:data-pilot-member table:name="  Gilgamesh " table:display="true" table:show-details="true"/>
                <table:data-pilot-member table:name="  Gitarja[8] " table:display="true" table:show-details="true"/>
                <table:data-pilot-member table:name="  Gorgo " table:display="true" table:show-details="true"/>
                <table:data-pilot-member table:name="  Harald Hardrada " table:display="true" table:show-details="true"/>
                <table:data-pilot-member table:name="  Hojo Tokimune " table:display="true" table:show-details="true"/>
                <table:data-pilot-member table:name="  Jadwiga[11] " table:display="true" table:show-details="true"/>
                <table:data-pilot-member table:name="  Jayavarman VII[8] " table:display="true" table:show-details="true"/>
                <table:data-pilot-member table:name="  John Curtin[1] " table:display="true" table:show-details="true"/>
                <table:data-pilot-member table:name="  Kristina   " table:display="true" table:show-details="true"/>
                <table:data-pilot-member table:name="  Kupe   " table:display="true" table:show-details="true"/>
                <table:data-pilot-member table:name="  Lady Six Sky[7] " table:display="true" table:show-details="true"/>
                <table:data-pilot-member table:name="  Lautaro   " table:display="true" table:show-details="true"/>
                <table:data-pilot-member table:name="  Mansa Musa   " table:display="true" table:show-details="true"/>
                <table:data-pilot-member table:name="  Matthias Corvinus   " table:display="true" table:show-details="true"/>
                <table:data-pilot-member table:name="  Menelik II[6] " table:display="true" table:show-details="true"/>
                <table:data-pilot-member table:name="  Montezuma[2] " table:display="true" table:show-details="true"/>
                <table:data-pilot-member table:name="  Mvemba a Nzinga " table:display="true" table:show-details="true"/>
                <table:data-pilot-member table:name="  Pachacuti   " table:display="true" table:show-details="true"/>
                <table:data-pilot-member table:name="  Pedro II " table:display="true" table:show-details="true"/>
                <table:data-pilot-member table:name="  Pericles " table:display="true" table:show-details="true"/>
                <table:data-pilot-member table:name="  Peter " table:display="true" table:show-details="true"/>
                <table:data-pilot-member table:name="  Philip II " table:display="true" table:show-details="true"/>
                <table:data-pilot-member table:name="  Poundmaker   " table:display="true" table:show-details="true"/>
                <table:data-pilot-member table:name="  Qin Shi Huang " table:display="true" table:show-details="true"/>
                <table:data-pilot-member table:name="  Robert the Bruce   " table:display="true" table:show-details="true"/>
                <table:data-pilot-member table:name="  Saladin " table:display="true" table:show-details="true"/>
                <table:data-pilot-member table:name="  Seondeok   " table:display="true" table:show-details="true"/>
                <table:data-pilot-member table:name="  Shaka   " table:display="true" table:show-details="true"/>
                <table:data-pilot-member table:name="  Simón Bolívar[7] " table:display="true" table:show-details="true"/>
                <table:data-pilot-member table:name="  Suleiman   " table:display="true" table:show-details="true"/>
                <table:data-pilot-member table:name="  Tamar   " table:display="true" table:show-details="true"/>
                <table:data-pilot-member table:name="  Teddy Roosevelt " table:display="true" table:show-details="true"/>
                <table:data-pilot-member table:name="  Tomyris " table:display="true" table:show-details="true"/>
                <table:data-pilot-member table:name="  Trajan " table:display="true" table:show-details="true"/>
                <table:data-pilot-member table:name="  Victoria " table:display="true" table:show-details="true"/>
                <table:data-pilot-member table:name="  Wilfrid Laurier   " table:display="true" table:show-details="true"/>
                <table:data-pilot-member table:name="  Wilhelmina  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.00.0000</text:date>, <text:time style:data-style-name="N2" text:time-value="13:21:14.6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9:10:24.784270153</meta:creation-date>
    <dc:date>2020-10-29T14:23:36.709000000</dc:date>
    <meta:editing-duration>PT1H31M36S</meta:editing-duration>
    <meta:editing-cycles>14</meta:editing-cycles>
    <meta:generator>LibreOffice/6.0.6.2$Windows_X86_64 LibreOffice_project/0c292870b25a325b5ed35f6b45599d2ea4458e77</meta:generator>
    <meta:document-statistic meta:table-count="3" meta:cell-count="861" meta:object-count="0"/>
  </office:meta>
</office:document-meta>
</file>